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JetBrains Mono" svg:font-family="'JetBrains Mono'" style:font-family-generic="roman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Regular" style:font-family-generic="modern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line-height="100%" fo:text-align="center" style:justify-single-word="false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8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3" style:family="paragraph" style:parent-style-name="Заголовок_20_2_20_титул">
      <style:text-properties officeooo:rsid="005b5a21" officeooo:paragraph-rsid="005b5a21"/>
    </style:style>
    <style:style style:name="P14" style:family="paragraph" style:parent-style-name="Text_20_body">
      <style:text-properties officeooo:rsid="00697f6d" officeooo:paragraph-rsid="00697f6d"/>
    </style:style>
    <style:style style:name="P15" style:family="paragraph" style:parent-style-name="Заголовок_20_2_20_титул">
      <style:paragraph-properties fo:text-align="center" style:justify-single-word="false"/>
      <style:text-properties officeooo:rsid="006be28d" officeooo:paragraph-rsid="006be28d"/>
    </style:style>
    <style:style style:name="P16" style:family="paragraph" style:parent-style-name="Heading_20_1">
      <style:text-properties officeooo:rsid="006be28d" officeooo:paragraph-rsid="006be28d"/>
    </style:style>
    <style:style style:name="P17" style:family="paragraph" style:parent-style-name="Heading_20_2">
      <style:paragraph-properties fo:break-before="page"/>
      <style:text-properties officeooo:paragraph-rsid="006d3686"/>
    </style:style>
    <style:style style:name="P18" style:family="paragraph" style:parent-style-name="Heading_20_2">
      <style:text-properties officeooo:paragraph-rsid="006d3686"/>
    </style:style>
    <style:style style:name="P19" style:family="paragraph" style:parent-style-name="Heading_20_2">
      <style:text-properties officeooo:paragraph-rsid="00754238"/>
    </style:style>
    <style:style style:name="P20" style:family="paragraph" style:parent-style-name="Heading_20_3">
      <style:text-properties officeooo:paragraph-rsid="006f0f24"/>
    </style:style>
    <style:style style:name="P21" style:family="paragraph" style:parent-style-name="Standard">
      <style:text-properties fo:font-style="italic" officeooo:rsid="006f0f24" officeooo:paragraph-rsid="006f0f24" style:font-style-asian="italic" style:font-style-complex="italic"/>
    </style:style>
    <style:style style:name="P22" style:family="paragraph" style:parent-style-name="Standard">
      <style:text-properties fo:font-style="italic" officeooo:rsid="006f0f24" officeooo:paragraph-rsid="00715226" style:font-style-asian="italic" style:font-style-complex="italic"/>
    </style:style>
    <style:style style:name="P23" style:family="paragraph" style:parent-style-name="Standard">
      <style:text-properties officeooo:paragraph-rsid="00715226"/>
    </style:style>
    <style:style style:name="P2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be28d" officeooo:paragraph-rsid="006be28d"/>
    </style:style>
    <style:style style:name="P26" style:family="paragraph" style:parent-style-name="Text_20_body">
      <style:text-properties fo:font-weight="bold" officeooo:rsid="006d3686" officeooo:paragraph-rsid="006d3686" style:font-weight-asian="bold" style:font-weight-complex="bold"/>
    </style:style>
    <style:style style:name="P27" style:family="paragraph" style:parent-style-name="Text_20_body" style:list-style-name="L5">
      <style:text-properties officeooo:rsid="006f0f24" officeooo:paragraph-rsid="006f0f24"/>
    </style:style>
    <style:style style:name="P28" style:family="paragraph" style:parent-style-name="Text_20_body" style:list-style-name="L5">
      <style:text-properties fo:language="ru" fo:country="RU" officeooo:rsid="006f0f24" officeooo:paragraph-rsid="006f0f24"/>
    </style:style>
    <style:style style:name="P29" style:family="paragraph" style:parent-style-name="Text_20_body">
      <style:text-properties officeooo:rsid="00715226" officeooo:paragraph-rsid="00715226"/>
    </style:style>
    <style:style style:name="P30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1" style:family="paragraph" style:parent-style-name="Text_20_body">
      <style:text-properties officeooo:paragraph-rsid="00754238"/>
    </style:style>
    <style:style style:name="P32" style:family="paragraph" style:parent-style-name="Text_20_body">
      <style:text-properties officeooo:rsid="00765f42" officeooo:paragraph-rsid="00765f42"/>
    </style:style>
    <style:style style:name="P33" style:family="paragraph" style:parent-style-name="Text_20_body">
      <style:text-properties officeooo:rsid="00794f28" officeooo:paragraph-rsid="00794f28"/>
    </style:style>
    <style:style style:name="P34" style:family="paragraph" style:parent-style-name="Text_20_body">
      <style:text-properties officeooo:rsid="007af2fe" officeooo:paragraph-rsid="007af2fe"/>
    </style:style>
    <style:style style:name="P35" style:family="paragraph" style:parent-style-name="Text_20_body">
      <style:text-properties officeooo:rsid="007d352f" officeooo:paragraph-rsid="007d352f"/>
    </style:style>
    <style:style style:name="P36" style:family="paragraph" style:parent-style-name="Вывод_20_текст_20_в_20_консоли">
      <style:text-properties officeooo:rsid="006f0f24" officeooo:paragraph-rsid="006f0f24"/>
    </style:style>
    <style:style style:name="P37" style:family="paragraph" style:parent-style-name="Вывод_20_текст_20_в_20_консоли">
      <style:text-properties officeooo:rsid="0070f4f4" officeooo:paragraph-rsid="0070f4f4"/>
    </style:style>
    <style:style style:name="P38" style:family="paragraph" style:parent-style-name="Вывод_20_текст_20_в_20_консоли">
      <style:text-properties officeooo:rsid="0070f4f4" officeooo:paragraph-rsid="00715226"/>
    </style:style>
    <style:style style:name="P39" style:family="paragraph" style:parent-style-name="Вывод_20_текст_20_в_20_консоли">
      <style:text-properties officeooo:rsid="00723f46" officeooo:paragraph-rsid="00723f46"/>
    </style:style>
    <style:style style:name="P40" style:family="paragraph" style:parent-style-name="Вывод_20_текст_20_в_20_консоли">
      <style:text-properties fo:language="en" fo:country="US" officeooo:rsid="00723f46" officeooo:paragraph-rsid="00723f46"/>
    </style:style>
    <style:style style:name="P41" style:family="paragraph" style:parent-style-name="Листинг">
      <style:text-properties officeooo:rsid="006f0f24" officeooo:paragraph-rsid="006f0f24"/>
    </style:style>
    <style:style style:name="P42" style:family="paragraph" style:parent-style-name="Листинг">
      <style:text-properties officeooo:rsid="006f0f24" officeooo:paragraph-rsid="00715226"/>
    </style:style>
    <style:style style:name="P43" style:family="paragraph" style:parent-style-name="Мой_20_код" style:list-style-name="Нумерация_20_кода"/>
    <style:style style:name="P44" style:family="paragraph" style:parent-style-name="Мой_20_код" style:list-style-name="Нумерация_20_кода">
      <style:text-properties officeooo:paragraph-rsid="0071522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a5910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fo:letter-spacing="-0.004cm"/>
    </style:style>
    <style:style style:name="T10" style:family="text">
      <style:text-properties fo:letter-spacing="-0.004cm" fo:language="en" fo:country="US"/>
    </style:style>
    <style:style style:name="T11" style:family="text">
      <style:text-properties officeooo:rsid="00697f6d"/>
    </style:style>
    <style:style style:name="T12" style:family="text">
      <style:text-properties style:font-name="PT Astra Serif1" officeooo:rsid="006d3686"/>
    </style:style>
    <style:style style:name="T13" style:family="text">
      <style:text-properties officeooo:rsid="006a5910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6f0f24"/>
    </style:style>
    <style:style style:name="T16" style:family="text">
      <style:text-properties fo:language="en" fo:country="US" officeooo:rsid="00723f46"/>
    </style:style>
    <style:style style:name="T17" style:family="text">
      <style:text-properties fo:language="en" fo:country="US" officeooo:rsid="00737315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737315"/>
    </style:style>
    <style:style style:name="T20" style:family="text">
      <style:text-properties style:font-name="Source Code Pro Semibold1"/>
    </style:style>
    <style:style style:name="T21" style:family="text">
      <style:text-properties officeooo:rsid="006be28d"/>
    </style:style>
    <style:style style:name="T22" style:family="text">
      <style:text-properties officeooo:rsid="006d3686"/>
    </style:style>
    <style:style style:name="T23" style:family="text">
      <style:text-properties officeooo:rsid="006f0f24"/>
    </style:style>
    <style:style style:name="T24" style:family="text">
      <style:text-properties officeooo:rsid="006f0f24" loext:padding="0cm" loext:border="none"/>
    </style:style>
    <style:style style:name="T25" style:family="text">
      <style:text-properties officeooo:rsid="00723f46"/>
    </style:style>
    <style:style style:name="T2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style:font-name="PT Astra Serif1" officeooo:rsid="00754238"/>
    </style:style>
    <style:style style:name="T28" style:family="text">
      <style:text-properties style:font-name="PT Astra Serif1" fo:language="en" fo:country="US" officeooo:rsid="00754238"/>
    </style:style>
    <style:style style:name="T29" style:family="text">
      <style:text-properties style:font-name="PT Astra Serif1" fo:language="ru" fo:country="RU" officeooo:rsid="00754238"/>
    </style:style>
    <style:style style:name="T30" style:family="text">
      <style:text-properties officeooo:rsid="007dca6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00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4">Министерство образования, науки и молодежной политики</text:p>
      <text:p text:style-name="P4">Краснодарского <text:s/>края</text:p>
      <text:p text:style-name="P8">Государственное бюджетное профессиональное образовательное учреждение Краснодарского края «Ейский полипрофильный колледж»</text:p>
      <text:p text:style-name="P12"><text:span text:style-name="Emphasis"/></text:p>
      <text:p text:style-name="P1"/>
      <text:p text:style-name="P1"/>
      <text:p text:style-name="P15">Разработка мобильных приложений</text:p>
      <text:p text:style-name="P10">ЛАБОРАТОРНАЯ РАБОТА №<text:span text:style-name="T21">2</text:span></text:p>
      <text:p text:style-name="P13">по теме:</text:p>
      <text:h text:style-name="P16" text:outline-level="1"><text:span text:style-name="T9">Базовый синтаксис языка программирования </text:span><text:span text:style-name="T10">Kotlin</text:span></text:h>
      <text:p text:style-name="Заголовок_20_2_20_титул"/>
      <text:p text:style-name="P6"><text:span text:style-name="T6">Выполн</text:span><text:span text:style-name="T7">ил:</text:span><text:span text:style-name="T4"> </text:span></text:p>
      <text:p text:style-name="P6"><text:span text:style-name="T5">студент ЕПК,</text:span> <text:span text:style-name="T5">группа</text:span> <text:span text:style-name="T13">И-</text:span><text:span text:style-name="T21">3</text:span><text:span text:style-name="T13">2</text:span></text:p>
      <text:p text:style-name="P25">Самсыка Р. М.</text:p>
      <text:p text:style-name="P7"/>
      <text:p text:style-name="P11"><text:span text:style-name="T5">Проверил</text:span>:</text:p>
      <text:p text:style-name="P5"><text:span text:style-name="T5">преподаватель </text:span><text:span text:style-name="T8">курса</text:span></text:p>
      <text:p text:style-name="P9">Фомин А. Т.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7" text:outline-level="2">1 <text:span text:style-name="T22">Постановка задачи</text:span></text:h>
      <text:list text:style-name="L5">
        <text:list-item>
          <text:p text:style-name="P27">Изучить базовый синтаксис <text:span text:style-name="T14">Kotlin</text:span></text:p>
        </text:list-item>
        <text:list-item>
          <text:p text:style-name="P28">Решить несколько задач на <text:span text:style-name="T14">Kotlin</text:span></text:p>
        </text:list-item>
        <text:list-item>
          <text:p text:style-name="P28">Сделать отчёт</text:p>
        </text:list-item>
      </text:list>
      <text:h text:style-name="P18" text:outline-level="2"><text:span text:style-name="T22">2</text:span> <text:span text:style-name="T22">Выполнение работы</text:span></text:h>
      <text:p text:style-name="P26">Вариант 19</text:p>
      <text:h text:style-name="Heading_20_3" text:outline-level="3"><text:span text:style-name="T11">1 </text:span><text:span text:style-name="T23">Условный оператор</text:span></text:h>
      <text:p text:style-name="P32">Условный оператор <text:span text:style-name="T14">if </text:span><text:span text:style-name="T18">в </text:span><text:span text:style-name="T14">Kotlin </text:span><text:span text:style-name="T18">почти не отличается от других языков программирования. В круглых скобках условие, в фигурных скобках блок исполняемого кода если условие верно.</text:span></text:p>
      <text:p text:style-name="P41">Листинг 1. Код с условным оператором</text:p>
      <text:list xml:id="list4040343689" text:style-name="Нумерация_20_кода">
        <text:list-item>
          <text:p text:style-name="P43">//Вводится 3 целых числа, определить является ли они тройкой Пифагора</text:p>
        </text:list-item>
        <text:list-item>
          <text:p text:style-name="P43">import java.math.*</text:p>
        </text:list-item>
        <text:list-item>
          <text:p text:style-name="P43">fun main() {</text:p>
        </text:list-item>
        <text:list-item>
          <text:p text:style-name="P43"><text:s text:c="4"/>println("Ваши числа: ")</text:p>
        </text:list-item>
        <text:list-item>
          <text:p text:style-name="P43"><text:s text:c="4"/>print("1: ")</text:p>
        </text:list-item>
        <text:list-item>
          <text:p text:style-name="P43"><text:s text:c="4"/>val a = readln().toInt()</text:p>
        </text:list-item>
        <text:list-item>
          <text:p text:style-name="P43"><text:s text:c="4"/>print("2: ")</text:p>
        </text:list-item>
        <text:list-item>
          <text:p text:style-name="P43"><text:s text:c="4"/>val b = readln().toInt()</text:p>
        </text:list-item>
        <text:list-item>
          <text:p text:style-name="P43"><text:s text:c="4"/>print("3: ")</text:p>
        </text:list-item>
        <text:list-item>
          <text:p text:style-name="P43"><text:s text:c="4"/>val c = readln().toInt()</text:p>
        </text:list-item>
        <text:list-item>
          <text:p text:style-name="P43"/>
        </text:list-item>
        <text:list-item>
          <text:p text:style-name="P43"><text:s text:c="4"/>if(a*a == b*b + c*c &amp;&amp; b*b == a*a + c*c &amp;&amp; c*c == b*b + a*a) println("Это троица пифагора")</text:p>
        </text:list-item>
        <text:list-item>
          <text:p text:style-name="P43"><text:s text:c="4"/>else println("Это не троица пифагора")</text:p>
        </text:list-item>
        <text:list-item>
          <text:p text:style-name="P43">}</text:p>
        </text:list-item>
      </text:list>
      <text:p text:style-name="Standard"/>
      <text:p text:style-name="P21">Вывод:</text:p>
      <text:p text:style-name="P36">Ваши числа:</text:p>
      <text:p text:style-name="P37">1: 3</text:p>
      <text:p text:style-name="P37"><text:soft-page-break/>2: 4</text:p>
      <text:p text:style-name="P37">3: 5</text:p>
      <text:p text:style-name="P37">Это троица пифагора</text:p>
      <text:p text:style-name="P29"/>
      <text:p text:style-name="P29"/>
      <text:h text:style-name="Heading_20_3" text:outline-level="3"><text:span text:style-name="T11">2 </text:span><text:span text:style-name="T23">Конструкция </text:span><text:span text:style-name="T15">When</text:span></text:h>
      <text:p text:style-name="P32">Конструкция <text:span text:style-name="T14">When </text:span><text:span text:style-name="T18">напоминает конструкцию </text:span><text:span text:style-name="T14">switch case, </text:span><text:span text:style-name="T18">в скобках пишется проверяемый элемент или выражение (например </text:span><text:span text:style-name="T14">a+b</text:span><text:span text:style-name="T18">), ниже пишутся возможные значения, после знака «-&gt;» исполняемый код, вместо возможных значений можно писать выражения. </text:span></text:p>
      <text:p text:style-name="P42">Листинг <text:span text:style-name="T25">2</text:span>. Код с <text:span text:style-name="T25">конструкцией </text:span><text:span text:style-name="T16">when </text:span></text:p>
      <text:list xml:id="list183556744704306" text:continue-numbering="true" text:style-name="Нумерация_20_кода">
        <text:list-item>
          <text:p text:style-name="P44">//определить в каком полюсе точка</text:p>
        </text:list-item>
        <text:list-item>
          <text:p text:style-name="P44"/>
        </text:list-item>
        <text:list-item>
          <text:p text:style-name="P44">fun main() {</text:p>
        </text:list-item>
        <text:list-item>
          <text:p text:style-name="P44"><text:s text:c="4"/>print("Широта: ")</text:p>
        </text:list-item>
        <text:list-item>
          <text:p text:style-name="P44"><text:s text:c="4"/>val s = readln().toInt()</text:p>
        </text:list-item>
        <text:list-item>
          <text:p text:style-name="P44"><text:s text:c="4"/>print("Долгота: ")</text:p>
        </text:list-item>
        <text:list-item>
          <text:p text:style-name="P44"><text:s text:c="4"/>val d = readln().toInt()</text:p>
        </text:list-item>
        <text:list-item>
          <text:p text:style-name="P44"><text:s text:c="4"/>when{</text:p>
        </text:list-item>
        <text:list-item>
          <text:p text:style-name="P44"><text:s text:c="8"/>(s&gt;0 &amp;&amp; d&gt;0) -&gt; println("Северо-Восточное полушарие")</text:p>
        </text:list-item>
        <text:list-item>
          <text:p text:style-name="P44"><text:s text:c="8"/>(s&gt;0 &amp;&amp; d&lt;0) -&gt; println("Северо-Западное полушарие")</text:p>
        </text:list-item>
        <text:list-item>
          <text:p text:style-name="P44"><text:s text:c="8"/>(s&lt;0 &amp;&amp; d&gt;0) -&gt; println("Юго-Восточное полушарие")</text:p>
        </text:list-item>
        <text:list-item>
          <text:p text:style-name="P44"><text:s text:c="8"/>(s&lt;0 &amp;&amp; d&lt;0) -&gt; println("Юго-Западное полушарие")</text:p>
        </text:list-item>
        <text:list-item>
          <text:p text:style-name="P44"><text:s text:c="8"/>else -&gt; println("Это центр")</text:p>
        </text:list-item>
        <text:list-item>
          <text:p text:style-name="P44"><text:s text:c="4"/>}</text:p>
        </text:list-item>
        <text:list-item>
          <text:p text:style-name="P44">}</text:p>
        </text:list-item>
      </text:list>
      <text:p text:style-name="P23"/>
      <text:p text:style-name="P22">Вывод:</text:p>
      <text:p text:style-name="P39">Широта: -20</text:p>
      <text:p text:style-name="P39">Долгота: 100</text:p>
      <text:p text:style-name="P39">Юго-Восточное полушарие</text:p>
      <text:p text:style-name="P29"><text:span text:style-name="T15"/></text:p>
      <text:h text:style-name="Heading_20_3" text:outline-level="3"><text:soft-page-break/>3 <text:span text:style-name="T24">Цикл с параметром</text:span></text:h>
      <text:p text:style-name="P33">Если сравнивать <text:span text:style-name="T14">Kotlin </text:span><text:span text:style-name="T18">и </text:span><text:span text:style-name="T14">C# </text:span><text:span text:style-name="T18">то в </text:span><text:span text:style-name="T14">Kotlin</text:span><text:span text:style-name="T18"> цикл с параметром больше напоминает</text:span><text:span text:style-name="T14"> foreach(),</text:span><text:span text:style-name="T18"> так как у нас нет условия выхода из цикла, мы проходим по определённому диапазону. Что бы установить шаг для диапазона можно использовать</text:span><text:span text:style-name="T14"> step n,</text:span><text:span text:style-name="T18"> где</text:span><text:span text:style-name="T14"> n —</text:span><text:span text:style-name="T18"> размер шага </text:span></text:p>
      <text:p text:style-name="P42">Листинг <text:span text:style-name="T25">3</text:span>. Код <text:span text:style-name="T25">параметрическим циклом</text:span></text:p>
      <text:list xml:id="list183556929564718" text:continue-numbering="true" text:style-name="Нумерация_20_кода">
        <text:list-item>
          <text:p text:style-name="P44">//дано Д. Есть последовательность А1=1 А2 = 2 Ан = (А[н-2]+А[н-1])/2 . Найти н при котором |Ан-А[н-1]|&lt; Д и вывести Ан и Ан-1</text:p>
        </text:list-item>
        <text:list-item>
          <text:p text:style-name="P44">fun main() {</text:p>
        </text:list-item>
        <text:list-item>
          <text:p text:style-name="P44"><text:s text:c="4"/>var A1 = 1.0</text:p>
        </text:list-item>
        <text:list-item>
          <text:p text:style-name="P44"><text:s text:c="4"/>var A2 = 2.0</text:p>
        </text:list-item>
        <text:list-item>
          <text:p text:style-name="P44"><text:s text:c="4"/>var A3: Double</text:p>
        </text:list-item>
        <text:list-item>
          <text:p text:style-name="P44"><text:s text:c="4"/>print("D = ")</text:p>
        </text:list-item>
        <text:list-item>
          <text:p text:style-name="P44"><text:s text:c="4"/>val D = readln().toDouble()</text:p>
        </text:list-item>
        <text:list-item>
          <text:p text:style-name="P44"><text:s text:c="4"/>for (i in 3..100){</text:p>
        </text:list-item>
        <text:list-item>
          <text:p text:style-name="P44"><text:s text:c="8"/>A3 = (A1+A2)/2</text:p>
        </text:list-item>
        <text:list-item>
          <text:p text:style-name="P44"><text:s text:c="8"/>A1=A2</text:p>
        </text:list-item>
        <text:list-item>
          <text:p text:style-name="P44"><text:s text:c="8"/>A2=A3</text:p>
        </text:list-item>
        <text:list-item>
          <text:p text:style-name="P44"><text:s text:c="8"/>if(Math.abs(A2-A1)&lt;D){</text:p>
        </text:list-item>
        <text:list-item>
          <text:p text:style-name="P44"><text:s text:c="12"/>println("Номер: $i <text:s/>An: $A2 <text:s/>An-1: $A1")</text:p>
        </text:list-item>
        <text:list-item>
          <text:p text:style-name="P44"><text:s text:c="12"/>break</text:p>
        </text:list-item>
        <text:list-item>
          <text:p text:style-name="P44"><text:s text:c="8"/>}</text:p>
        </text:list-item>
        <text:list-item>
          <text:p text:style-name="P44"><text:s text:c="4"/>}</text:p>
        </text:list-item>
        <text:list-item>
          <text:p text:style-name="P44">}</text:p>
        </text:list-item>
      </text:list>
      <text:p text:style-name="P23"/>
      <text:p text:style-name="P22">Вывод:</text:p>
      <text:p text:style-name="P40">D = <text:span text:style-name="T18">0.</text:span>1</text:p>
      <text:p text:style-name="P40">Номер: 6 <text:s/>An: 1.6875 <text:s/>An-1: 1.625</text:p>
      <text:p text:style-name="P29"><text:span text:style-name="T24"/></text:p>
      <text:h text:style-name="P20" text:outline-level="3"><text:soft-page-break/><text:span text:style-name="T24">4 Цикл с пред и пост условием</text:span></text:h>
      <text:p text:style-name="P34">Данные циклы так же ничем не отличаются от других Языков программирования. В скобках условие при котором цикл продолжается, в фигурных скобках блок исполняемого кода </text:p>
      <text:p text:style-name="P42">Листинг <text:span text:style-name="T25">4</text:span>. Код с <text:span text:style-name="T25">циклом с предусловием</text:span></text:p>
      <text:list xml:id="list183555801106286" text:continue-numbering="true" text:style-name="Нумерация_20_кода">
        <text:list-item>
          <text:p text:style-name="P44">//Найти сумму квадратов чётных чисел между m и n</text:p>
        </text:list-item>
        <text:list-item>
          <text:p text:style-name="P44">fun main() {</text:p>
        </text:list-item>
        <text:list-item>
          <text:p text:style-name="P44"><text:s text:c="4"/>print("m: ")</text:p>
        </text:list-item>
        <text:list-item>
          <text:p text:style-name="P44"><text:s text:c="4"/>var m = readln().toInt()</text:p>
        </text:list-item>
        <text:list-item>
          <text:p text:style-name="P44"><text:s text:c="4"/>print("n: ")</text:p>
        </text:list-item>
        <text:list-item>
          <text:p text:style-name="P44"><text:s text:c="4"/>val n = readln().toInt()</text:p>
        </text:list-item>
        <text:list-item>
          <text:p text:style-name="P44"><text:s text:c="4"/>var sum = 0</text:p>
        </text:list-item>
        <text:list-item>
          <text:p text:style-name="P44"><text:s text:c="4"/>while(m &lt; n){</text:p>
        </text:list-item>
        <text:list-item>
          <text:p text:style-name="P44"><text:s text:c="8"/>if(m%2==0) sum += m*m</text:p>
        </text:list-item>
        <text:list-item>
          <text:p text:style-name="P44"><text:s text:c="8"/>m++</text:p>
        </text:list-item>
        <text:list-item>
          <text:p text:style-name="P44"><text:s text:c="4"/>}</text:p>
        </text:list-item>
        <text:list-item>
          <text:p text:style-name="P44"><text:s text:c="4"/>println(sum)</text:p>
        </text:list-item>
        <text:list-item>
          <text:p text:style-name="P44">}</text:p>
        </text:list-item>
      </text:list>
      <text:p text:style-name="P23"/>
      <text:p text:style-name="P22">Вывод:</text:p>
      <text:p text:style-name="P40">m: 2</text:p>
      <text:p text:style-name="P40">n: 9</text:p>
      <text:p text:style-name="P40">120</text:p>
      <text:p text:style-name="P29"><text:span text:style-name="T24"/></text:p>
      <text:h text:style-name="P20" text:outline-level="3"><text:span text:style-name="T24">5 Одномерный массив</text:span></text:h>
      <text:p text:style-name="P35">Массив хранит в себе вектор значений (одного типа). Массив можно легко заполнить значениями, в круглых скобках пишется количество элементов, в фигурных сам элемент, таким образом указав что элемент случайный, весь массив заполнится случайными элементами. <text:span text:style-name="T30">Обращение к элементу происходит через индекс (начинается с 0)</text:span></text:p>
      <text:p text:style-name="P42">Листинг <text:span text:style-name="T17">5</text:span>. Код с <text:span text:style-name="T19">одномерным массивом</text:span></text:p>
      <text:list text:continue-numbering="true" text:style-name="Нумерация_20_кода">
        <text:list-item>
          <text:p text:style-name="P44">import kotlin.random.Random</text:p>
        </text:list-item>
        <text:list-item>
          <text:p text:style-name="P44"><text:soft-page-break/></text:p>
        </text:list-item>
        <text:list-item>
          <text:p text:style-name="P44">//Дан массив − 19 элементов целого типа. Найти сумму элементов, расположенных до первого отрицательного элемента. Если отрицательных</text:p>
        </text:list-item>
        <text:list-item>
          <text:p text:style-name="P44">//элементов нет, то выдать соответствующее сообщение.</text:p>
        </text:list-item>
        <text:list-item>
          <text:p text:style-name="P44">fun main() {</text:p>
        </text:list-item>
        <text:list-item>
          <text:p text:style-name="P44"><text:s text:c="4"/>var sum = 0</text:p>
        </text:list-item>
        <text:list-item>
          <text:p text:style-name="P44"><text:s text:c="4"/>val numbers = List(19){ Random.nextInt(-5, 11)}</text:p>
        </text:list-item>
        <text:list-item>
          <text:p text:style-name="P44"><text:s text:c="4"/>println("Числа: $numbers")</text:p>
        </text:list-item>
        <text:list-item>
          <text:p text:style-name="P44"><text:s text:c="4"/>for(i in numbers){</text:p>
        </text:list-item>
        <text:list-item>
          <text:p text:style-name="P44"><text:s text:c="8"/>if(i&gt;=0) {</text:p>
        </text:list-item>
        <text:list-item>
          <text:p text:style-name="P44"><text:s text:c="12"/>sum += i</text:p>
        </text:list-item>
        <text:list-item>
          <text:p text:style-name="P44"><text:s text:c="8"/>}</text:p>
        </text:list-item>
        <text:list-item>
          <text:p text:style-name="P44"><text:s text:c="8"/>else break</text:p>
        </text:list-item>
        <text:list-item>
          <text:p text:style-name="P44"><text:s text:c="4"/>}</text:p>
        </text:list-item>
        <text:list-item>
          <text:p text:style-name="P44"><text:s text:c="4"/>println("Сумма: $sum")</text:p>
        </text:list-item>
        <text:list-item>
          <text:p text:style-name="P44"><text:s text:c="4"/>if (sum == numbers.sum()) println("Отрицательных нет")</text:p>
        </text:list-item>
        <text:list-item>
          <text:p text:style-name="P44">}</text:p>
        </text:list-item>
      </text:list>
      <text:p text:style-name="P23"/>
      <text:p text:style-name="P22">Вывод:</text:p>
      <text:p text:style-name="P38">Числа: [7, 2, 6, -2, -3, 4, 4, -5, -4, 5, 0, 6, -2, -2, 0, -4, 0, -4, 9]</text:p>
      <text:p text:style-name="P38">Сумма: 15</text:p>
      <text:p text:style-name="P29"><text:span text:style-name="T24"/></text:p>
      <text:p text:style-name="P30"><text:span text:style-name="Source_20_Text"><text:span text:style-name="T12"/></text:span></text:p>
      <text:p text:style-name="P30"><text:span text:style-name="Source_20_Text"><text:span text:style-name="T12"/></text:span></text:p>
      <text:h text:style-name="P19" text:outline-level="2"><text:span text:style-name="Source_20_Text"><text:span text:style-name="T27">Вывод</text:span></text:span></text:h>
      <text:p text:style-name="P31"><text:span text:style-name="Source_20_Text"><text:span text:style-name="T27">В ходе работы был изучен базовый синтаксис языка программирования</text:span></text:span><text:span text:style-name="Source_20_Text"><text:span text:style-name="T28"> Kotlin.</text:span></text:span><text:span text:style-name="Source_20_Text"><text:span text:style-name="T29"> Выполнив несколько заданий были получены практические навыки программирования на</text:span></text:span><text:span text:style-name="Source_20_Text"><text:span text:style-name="T28"> Kotlin </text:span></text:span></text:p>
      <text:p text:style-name="P31"><text:span text:style-name="Source_20_Text"/></text:p>
      <text:p text:style-name="Text_20_body"><text:span text:style-name="Source_20_Text"><text:span text:style-name="T20"/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JetBrains Mono" svg:font-family="'JetBrains Mono'" style:font-family-generic="roman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Regular" style:font-family-generic="modern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2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4H45M57S</meta:editing-duration>
    <meta:editing-cycles>31</meta:editing-cycles>
    <meta:generator>LibreOffice/24.2.4.2$Windows_X86_64 LibreOffice_project/51a6219feb6075d9a4c46691dcfe0cd9c4fff3c2</meta:generator>
    <dc:title>Реферат ГОСТ</dc:title>
    <dc:date>2024-09-07T18:35:53.729000000</dc:date>
    <meta:document-statistic meta:table-count="0" meta:image-count="0" meta:object-count="0" meta:page-count="6" meta:paragraph-count="133" meta:word-count="715" meta:character-count="4578" meta:non-whitespace-character-count="3756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